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fo:font-family="Calibri" style:font-family-asian="Calibri" style:font-family-complex="Calibri" fo:background-color="transparent" style:use-window-font-color="true"/>
    </style:style>
    <style:style style:name="T2" style:family="text">
      <style:text-properties fo:font-size="22.00pt" fo:font-weight="normal" fo:font-family="Calibri" style:font-family-asian="Calibri" style:font-family-complex="Calibri" fo:background-color="transparent" style:use-window-font-color="true"/>
    </style:style>
    <style:style style:name="T3" style:family="text">
      <style:text-properties fo:font-size="16.00pt" fo:font-weight="normal" fo:font-family="Calibri" style:font-family-asian="Calibri" style:font-family-complex="Calibri" fo:background-color="transparent" style:use-window-font-color="true"/>
    </style:style>
    <style:style style:name="T4" style:family="text">
      <style:text-properties fo:font-size="18.00pt" fo:font-weight="normal" fo:font-family="Calibri" style:font-family-asian="Calibri" style:font-family-complex="Calibri" fo:background-color="transparent" style:use-window-font-color="true"/>
    </style:style>
    <style:style style:name="T5" style:family="text">
      <style:text-properties fo:font-size="16.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s text:c="34"/></text:span><text:span text:style-name="T2">ONLINE PAY BILLS</text:span></text:p>
      <text:p text:style-name="P1"><text:span text:style-name="T3"><text:s text:c="50"/></text:span><text:span text:style-name="T4">SRS</text:span></text:p>
      <text:p text:style-name="P1"><text:span text:style-name="T5">1.<text:s text:c="3"/>Introduction:</text:span></text:p>
      <text:p text:style-name="P1"><text:span text:style-name="T5"><text:s text:c="13"/>This document is a software requirement specifiaction for the web based project.<text:s text:c="2"/>This is the initial draft for the srs and it will be used for the extensions. </text:span></text:p>
      <text:p text:style-name="P1"><text:span text:style-name="T5"><text:s text:c="13"/>1.1 Purpose: </text:span></text:p>
      <text:p text:style-name="P1"><text:span text:style-name="T5"><text:s text:c="13"/>The main aim of this document is to specify complete description of the development. It is basis for agreemnet between user and server about the product to be developed. To be specific this docement is going to describe functionlaity,external interfaces,performance,attributes and the design constraints of the system which is going to be developed.</text:span></text:p>
      <text:p text:style-name="P1"><text:span text:style-name="T5"/></text:p>
      <text:p text:style-name="P1"><text:span text:style-name="T5">1.2 Scope:</text:span></text:p>
      <text:p text:style-name="P1"><text:span text:style-name="T5"><text:s/>This project is intended for making use of<text:s text:c="2"/>poular technology. And make people life easier by sitting at home they are able to pay thier bills.</text:span></text:p>
      <text:p text:style-name="P1"><text:span text:style-name="T5">1.3 Overview:</text:span></text:p>
      <text:p text:style-name="P1"><text:span text:style-name="T5"><text:s text:c="6"/>I am going to focus on describing the sysytem in terms of product perspective,user characteristics, assumptions and dependencies.</text:span></text:p>
      <text:p text:style-name="P1"><text:span text:style-name="T5">Next we will address specific requirements of the system, which will enclose external interface requiremnts.</text:span></text:p>
      <text:p text:style-name="P1"><text:span text:style-name="T5">2 Overall Description:</text:span></text:p>
      <text:p text:style-name="P1"><text:span text:style-name="T5"><text:s text:c="4"/>This section gives you background information about specific requirements<text:s text:c="2"/>of the online bills service to be developed in breif.</text:span></text:p>
      <text:p text:style-name="P1"><text:span text:style-name="T5">2.1 Product prospective:</text:span></text:p>
      <text:p text:style-name="P1"><text:span text:style-name="T5">This software application is intended for<text:s text:c="2"/>all the users.<text:s text:c="2"/>product will help you to pay all the bills.</text:span></text:p>
      <text:p text:style-name="P1"><text:span text:style-name="T5">from the user point of view user wil have to crreate an account in thier mobiles then user will<text:s text:c="2"/>be able to pay.</text:span></text:p>
      <text:p text:style-name="P1"><text:span text:style-name="T5">languages used in this are: java,c++,html.css</text:span></text:p>
      <text:p text:style-name="P1"><text:span text:style-name="T5">2.2 Product functions:This new application helps you to coolide information from various<text:s text:c="2"/>other applications.</text:span></text:p>
      <text:p text:style-name="P1"><text:span text:style-name="T5">3.1 System features</text:span></text:p>
      <text:p text:style-name="P1"><text:span text:style-name="T5">3.2 user management</text:span></text:p>
      <text:p text:style-name="P1"><text:span text:style-name="T5">3.3 user authentication</text:span></text:p>
      <text:p text:style-name="P1"><text:span text:style-name="T5">3.4 background info</text:span></text:p>
      <text:p text:style-name="P1"><text:span text:style-name="T5">3.5 response sequeces</text:span></text:p>
      <text:p text:style-name="P1"><text:span text:style-name="T5">Register</text:span></text:p>
      <text:p text:style-name="P1"><text:span text:style-name="T5">Primary actor user</text:span></text:p>
      <text:p text:style-name="P1"><text:span text:style-name="T5">Normal flow of events:</text:span></text:p>
      <text:p text:style-name="P1"><text:span text:style-name="T5">1.user opne the app and selects the option </text:span></text:p>
      <text:p text:style-name="P1"><text:span text:style-name="T5">2. user specifies which bill they want to pay</text:span></text:p>
      <text:p text:style-name="P1"><text:span text:style-name="T5">3.system validate </text:span></text:p>
      <text:p text:style-name="P1"><text:span text:style-name="T5">4.user bill will be paid.</text:span></text:p>
      <text:p text:style-name="P1"><text:span text:style-name="T5"/></text:p>
      <text:p text:style-name="P1"><text:span text:style-name="T5"/></text:p>
      <text:p text:style-name="P1"><text:span text:style-name="T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